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 draw:textarea-horizontal-align="center" draw:textarea-vertical-align="middle"/>
    </style:style>
    <style:style style:name="gr8" style:family="graphic" style:parent-style-name="standard">
      <style:graphic-properties draw:fill="solid" draw:fill-color="#ffff66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1" style:family="graphic" style:parent-style-name="standard">
      <style:graphic-properties draw:marker-start="Arrow" draw:marker-start-width="0.3cm" draw:marker-end="Arrow" draw:marker-end-width="0.3cm" draw:fill="solid" draw:fill-color="#80808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custom-shape draw:style-name="gr1" draw:text-style-name="P1" draw:id="id2" draw:layer="layout" svg:width="0.883cm" svg:height="0.883cm" svg:x="3.117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0.883cm" svg:height="0.882cm" svg:x="2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0.76cm" svg:height="0.76cm" svg:x="4.419cm" svg:y="5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" draw:layer="layout" svg:width="0.76cm" svg:height="0.76cm" svg:x="3.618cm" svg:y="5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5" draw:layer="layout" svg:width="0.76cm" svg:height="0.76cm" svg:x="5.24cm" svg:y="5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53cm" svg:y1="4.128cm" svg:x2="3.245cm" svg:y2="3.253cm" draw:start-shape="id1" draw:start-glue-point="11" draw:end-shape="id2" draw:end-glue-point="7" svg:d="m2753 4128 492-875">
          <text:p/>
        </draw:connector>
        <draw:connector draw:style-name="gr4" draw:text-style-name="P1" draw:layer="layout" draw:type="line" svg:x1="3.87cm" svg:y1="3.253cm" svg:x2="4.529cm" svg:y2="5.169cm" draw:start-shape="id2" draw:start-glue-point="9" draw:end-shape="id3" draw:end-glue-point="5" svg:d="m3870 3253 659 1916">
          <text:p/>
        </draw:connector>
        <draw:connector draw:style-name="gr4" draw:text-style-name="P1" draw:layer="layout" draw:type="line" svg:x1="4.266cm" svg:y1="6.082cm" svg:x2="4.529cm" svg:y2="5.707cm" draw:start-shape="id4" draw:start-glue-point="11" draw:end-shape="id3" draw:end-glue-point="7" svg:d="m4266 6082 263-375">
          <text:p/>
        </draw:connector>
        <draw:connector draw:style-name="gr4" draw:text-style-name="P1" draw:layer="layout" draw:type="line" svg:x1="5.067cm" svg:y1="5.707cm" svg:x2="5.35cm" svg:y2="6.082cm" draw:start-shape="id3" draw:start-glue-point="9" draw:end-shape="id5" draw:end-glue-point="5" svg:d="m5067 5707 283 375">
          <text:p/>
        </draw:connector>
        <draw:custom-shape draw:style-name="gr5" draw:text-style-name="P1" draw:id="id7" draw:layer="layout" svg:width="0.883cm" svg:height="0.883cm" svg:x="9.179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6" draw:layer="layout" svg:width="0.883cm" svg:height="0.882cm" svg:x="8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753cm" svg:y1="4.128cm" svg:x2="9.307cm" svg:y2="3.253cm" draw:start-shape="id6" draw:start-glue-point="11" draw:end-shape="id7" draw:end-glue-point="7" svg:d="m8753 4128 554-875">
          <text:p/>
        </draw:connector>
        <draw:custom-shape draw:style-name="gr6" draw:text-style-name="P1" draw:id="id8" draw:layer="layout" svg:width="0.76cm" svg:height="0.76cm" svg:x="10.801cm" svg:y="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9" draw:layer="layout" svg:width="0.76cm" svg:height="0.76cm" svg:x="10cm" svg:y="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10" draw:layer="layout" svg:width="0.76cm" svg:height="0.76cm" svg:x="11.622cm" svg:y="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9.932cm" svg:y1="3.253cm" svg:x2="10.911cm" svg:y2="4.937cm" draw:start-shape="id7" draw:start-glue-point="9" draw:end-shape="id8" draw:end-glue-point="5" svg:d="m9932 3253 979 1684">
          <text:p/>
        </draw:connector>
        <draw:connector draw:style-name="gr7" draw:text-style-name="P1" draw:layer="layout" draw:type="line" svg:x1="10.648cm" svg:y1="5.85cm" svg:x2="10.911cm" svg:y2="5.475cm" draw:start-shape="id9" draw:start-glue-point="11" draw:end-shape="id8" draw:end-glue-point="7" svg:d="m10648 5850 263-375">
          <text:p/>
        </draw:connector>
        <draw:connector draw:style-name="gr7" draw:text-style-name="P1" draw:layer="layout" draw:type="line" svg:x1="11.449cm" svg:y1="5.475cm" svg:x2="11.732cm" svg:y2="5.85cm" draw:start-shape="id8" draw:start-glue-point="9" draw:end-shape="id10" draw:end-glue-point="5" svg:d="m11449 5475 283 375">
          <text:p/>
        </draw:connector>
        <draw:custom-shape draw:style-name="gr1" draw:text-style-name="P1" draw:id="id12" draw:layer="layout" svg:width="0.883cm" svg:height="0.883cm" svg:x="3.235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0.883cm" svg:height="0.882cm" svg:x="2.118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13" draw:layer="layout" svg:width="0.76cm" svg:height="0.76cm" svg:x="4.537cm" svg:y="10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14" draw:layer="layout" svg:width="0.76cm" svg:height="0.76cm" svg:x="3.736cm" svg:y="11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15" draw:layer="layout" svg:width="0.76cm" svg:height="0.76cm" svg:x="5.358cm" svg:y="11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871cm" svg:y1="9.628cm" svg:x2="3.363cm" svg:y2="8.753cm" draw:start-shape="id11" draw:start-glue-point="11" draw:end-shape="id12" draw:end-glue-point="7" svg:d="m2871 9628 492-875">
          <text:p/>
        </draw:connector>
        <draw:connector draw:style-name="gr4" draw:text-style-name="P1" draw:layer="layout" draw:type="line" svg:x1="3.988cm" svg:y1="8.753cm" svg:x2="4.647cm" svg:y2="10.669cm" draw:start-shape="id12" draw:start-glue-point="9" draw:end-shape="id13" draw:end-glue-point="5" svg:d="m3988 8753 659 1916">
          <text:p/>
        </draw:connector>
        <draw:connector draw:style-name="gr7" draw:text-style-name="P1" draw:layer="layout" draw:type="line" svg:x1="4.384cm" svg:y1="11.582cm" svg:x2="4.647cm" svg:y2="11.207cm" draw:start-shape="id14" draw:start-glue-point="11" draw:end-shape="id13" draw:end-glue-point="7" svg:d="m4384 11582 263-375">
          <text:p/>
        </draw:connector>
        <draw:connector draw:style-name="gr7" draw:text-style-name="P1" draw:layer="layout" draw:type="line" svg:x1="5.185cm" svg:y1="11.207cm" svg:x2="5.468cm" svg:y2="11.582cm" draw:start-shape="id13" draw:start-glue-point="9" draw:end-shape="id15" draw:end-glue-point="5" svg:d="m5185 11207 283 375">
          <text:p/>
        </draw:connector>
        <draw:custom-shape draw:style-name="gr5" draw:text-style-name="P1" draw:id="id17" draw:layer="layout" svg:width="0.883cm" svg:height="0.883cm" svg:x="9.297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16" draw:layer="layout" svg:width="0.883cm" svg:height="0.882cm" svg:x="8.118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871cm" svg:y1="9.628cm" svg:x2="9.425cm" svg:y2="8.753cm" draw:start-shape="id16" draw:start-glue-point="11" draw:end-shape="id17" draw:end-glue-point="7" svg:d="m8871 9628 554-875">
          <text:p/>
        </draw:connector>
        <draw:custom-shape draw:style-name="gr3" draw:text-style-name="P1" draw:id="id18" draw:layer="layout" svg:width="0.76cm" svg:height="0.76cm" svg:x="10.919cm" svg:y="10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9" draw:layer="layout" svg:width="0.76cm" svg:height="0.76cm" svg:x="10.118cm" svg:y="11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0" draw:layer="layout" svg:width="0.76cm" svg:height="0.76cm" svg:x="11.74cm" svg:y="11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05cm" svg:y1="8.753cm" svg:x2="11.029cm" svg:y2="10.437cm" draw:start-shape="id17" draw:start-glue-point="9" draw:end-shape="id18" draw:end-glue-point="5" svg:d="m10050 8753 979 1684">
          <text:p/>
        </draw:connector>
        <draw:connector draw:style-name="gr8" draw:text-style-name="P1" draw:layer="layout" draw:type="line" svg:x1="10.766cm" svg:y1="11.35cm" svg:x2="11.029cm" svg:y2="10.975cm" draw:start-shape="id19" draw:start-glue-point="11" draw:end-shape="id18" draw:end-glue-point="7" svg:d="m10766 11350 263-375">
          <text:p/>
        </draw:connector>
        <draw:connector draw:style-name="gr8" draw:text-style-name="P1" draw:layer="layout" draw:type="line" svg:x1="11.567cm" svg:y1="10.975cm" svg:x2="11.85cm" svg:y2="11.35cm" draw:start-shape="id18" draw:start-glue-point="9" draw:end-shape="id20" draw:end-glue-point="5" svg:d="m11567 10975 283 375">
          <text:p/>
        </draw:connector>
        <draw:line draw:style-name="gr9" draw:text-style-name="P1" draw:layer="layout" svg:x1="2.3cm" svg:y1="7.3cm" svg:x2="12.3cm" svg:y2="7.3cm">
          <text:p/>
        </draw:line>
        <draw:custom-shape draw:style-name="gr10" draw:text-style-name="P1" draw:layer="layout" svg:width="1cm" svg:height="1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1" draw:layer="layout" draw:type="curve" draw:line-skew="1.241cm" svg:x1="11.18cm" svg:y1="4.827cm" svg:x2="4.798cm" svg:y2="5.059cm" draw:start-shape="id8" draw:start-glue-point="4" draw:end-shape="id3" draw:end-glue-point="4" svg:d="m11180 4827c0 1110-6382 994-6382 2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4T15:02:10.81</meta:creation-date>
    <dc:date>2010-01-26T14:48:54.60</dc:date>
    <meta:editing-duration>PT00H21M30S</meta:editing-duration>
    <meta:editing-cycles>7</meta:editing-cycles>
    <meta:generator>OpenOffice.org/3.1$Win32 OpenOffice.org_project/310m19$Build-9420</meta:generator>
    <meta:document-statistic meta:object-count="39"/>
  </office:meta>
</office:document-meta>
</file>